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TypeDefinitionImpl.getSerializablePropertyDefs( QPropertyDefinition [ ] prop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odeTypeDefinitionImpl.getChildNod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odeTypeDefini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Impl.getProperty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odeTypeDefinitionImpl.QNodeTypeDefinitionImpl( Name name , Name [ ] supertypes , boolean isMixin , boolean hasOrderableChildNodes , Name primaryItemName , QPropertyDefinition [ ] declaredPropDefs , QNodeDefinition [ ] declaredNod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odeTypeDefinitionImpl.getPrimaryI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Impl.QNodeTypeDefinitionImpl( QNodeTypeDefinition 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odeTypeDefinitionImpl.getSup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odeTypeDefinitionImpl.getSerializableNodeDefs( QNodeDefinition [ ] node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odeTypeDefinitionImpl.getDependencie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QNodeTypeDefinitionImpl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Impl.getSupportedMixi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odeTypeDefinitionImpl.QNodeTypeDefinitionImpl( Name name , Name [ ] supertypes , Name [ ] supportedMixins , boolean isMixin , boolean hasOrderableChildNodes , Name primaryItemName , QPropertyDefinition [ ] declaredPropDefs , QNodeDefinition [ ] declaredNod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odeTypeDefinitionImpl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